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Rapport d'évaluation du site web d'annonces immobilières</text:p>
      <text:p text:style-name="Normal"/>
      <text:p text:style-name="Normal">Introduction :</text:p>
      <text:p text:style-name="Normal">Le présent rapport évalue le site web d'annonces immobilières développé avec XAMPP et PHP. L'objectif de cette évaluation est d'identifier les éventuels<text:s/>problèmes et de fournir des recommandations pour améliorer l'expérience utilisateur et les performances du site.</text:p>
      <text:p text:style-name="Normal"/>
      <text:p text:style-name="Normal">Architecture technique :</text:p>
      <text:p text:style-name="Normal">Le site web est développé en utilisant XAMPP, un ensemble de logiciels comprenant Apache, MySQL, PHP et Perl. Cette architecture permet de créer un environnement de développement local pour le site. Cela offre une flexibilité dans la gestion des bases de données et l'exécution des scripts PHP.</text:p>
      <text:p text:style-name="Normal"/>
      <text:p text:style-name="Normal">Interface utilisateur :</text:p>
      <text:p text:style-name="Normal">L'interface utilisateur du site web est conviviale, avec une mise en page claire et une navigation intuitive. Les utilisateurs peuvent facilement parcourir les annonces immobilières et effectuer des recherches en fonction de leurs critères.</text:p>
      <text:p text:style-name="Normal"/>
      <text:p text:style-name="Normal"/>
      <text:p text:style-name="Normal">Fonctionnalités :</text:p>
      <text:p text:style-name="Normal">Le site web propose des fonctionnalités essentielles pour les annonces immobilières, telles que la recherche avancée, la création de comptes utilisateur, la gestion des annonces et la prise de contact avec les annonceurs.</text:p>
      <text:p text:style-name="Normal"/>
      <text:p text:style-name="Normal"/>
      <text:p text:style-name="Normal">Sécurité :</text:p>
      <text:p text:style-name="Normal">Assurez-vous que le site web est sécurisé contre les attaques<text:s/>potentielles, notamment les injections SQL, les failles XSS (Cross-Site Scripting) et les failles de validation des données. Utilisez des techniques de filtrage et de validation appropriées pour les entrées utilisateur.</text:p>
      <text:p text:style-name="Normal"/>
      <text:p text:style-name="Normal">By</text:p>
      <text:p text:style-name="Normal">Yassine Essalhi</text:p>
      <text:p text:style-name="Normal">Oussama Zaou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ssama bouzidi</meta:initial-creator>
    <dc:creator>oussama bouzidi</dc:creator>
    <meta:creation-date>2023-06-22T13:30:00Z</meta:creation-date>
    <dc:date>2023-06-22T13:38:00Z</dc:date>
    <meta:template xlink:href="Normal" xlink:type="simple"/>
    <meta:editing-cycles>3</meta:editing-cycles>
    <meta:editing-duration>PT60S</meta:editing-duration>
    <meta:document-statistic meta:page-count="1" meta:paragraph-count="2" meta:word-count="230" meta:character-count="1495" meta:row-count="10" meta:non-whitespace-character-count="1267"/>
  </office:meta>
</office:document-meta>
</file>